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70000004BA4A94700697BE587.png" manifest:media-type="image/png"/>
  <manifest:file-entry manifest:full-path="Pictures/10000001000001870000017E2FF7A4EAB1935BB6.png" manifest:media-type="image/png"/>
  <manifest:file-entry manifest:full-path="Pictures/10000001000001290000012991161394E39EE7E4.png" manifest:media-type="image/png"/>
  <manifest:file-entry manifest:full-path="Pictures/10000001000006BD000003CB77E11AED86BD22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57cm, 0.513cm, 0.57cm, 0.421cm)" draw:image-opacity="100%" style:mirror="none"/>
    </style:style>
    <style:style style:name="gr3" style:family="graphic" style:parent-style-name="standard">
      <style:graphic-properties draw:stroke="solid" svg:stroke-width="0.102cm" svg:stroke-color="#00a933" draw:marker-start-width="0.352cm" draw:marker-end-width="0.352cm" draw:fill="none" draw:textarea-horizontal-align="justify" draw:textarea-vertical-align="middle" draw:auto-grow-height="false" fo:min-height="3.837cm" fo:min-width="3.448cm" fo:padding-top="0.175cm" fo:padding-bottom="0.175cm" fo:padding-left="0.3cm" fo:padding-right="0.3cm" fo:wrap-option="wrap"/>
    </style:style>
    <style:style style:name="gr4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3.714cm" fo:min-width="3.442cm" fo:padding-top="0.175cm" fo:padding-bottom="0.175cm" fo:padding-left="0.3cm" fo:padding-right="0.3cm" fo:wrap-option="wrap"/>
    </style:style>
    <style:style style:name="gr5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3.686cm" fo:min-width="3.636cm" fo:padding-top="0.175cm" fo:padding-bottom="0.175cm" fo:padding-left="0.3cm" fo:padding-right="0.3cm" fo:wrap-option="wrap"/>
    </style:style>
    <style:style style:name="gr6" style:family="graphic" style:parent-style-name="standard">
      <style:graphic-properties draw:stroke="solid" svg:stroke-width="0.102cm" svg:stroke-color="#ffbf00" draw:marker-start-width="0.352cm" draw:marker-end-width="0.352cm" draw:fill="none" draw:textarea-horizontal-align="justify" draw:textarea-vertical-align="middle" draw:auto-grow-height="false" fo:min-height="0.999cm" fo:min-width="0.791cm" fo:padding-top="0.175cm" fo:padding-bottom="0.175cm" fo:padding-left="0.3cm" fo:padding-right="0.3cm" fo:wrap-option="wrap"/>
    </style:style>
    <style:style style:name="gr7" style:family="graphic" style:parent-style-name="standard">
      <style:graphic-properties draw:stroke="solid" svg:stroke-width="0.102cm" svg:stroke-color="#ff4000" draw:marker-start-width="0.352cm" draw:marker-end-width="0.352cm" draw:fill="none" draw:textarea-horizontal-align="justify" draw:textarea-vertical-align="middle" draw:auto-grow-height="false" fo:min-height="1.156cm" fo:min-width="0.79cm" fo:padding-top="0.175cm" fo:padding-bottom="0.175cm" fo:padding-left="0.3cm" fo:padding-right="0.3cm" fo:wrap-option="wrap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979cm" svg:height="15.749cm" svg:x="0.012cm" svg:y="0.004cm">
          <draw:image xlink:href="Pictures/10000001000006BD000003CB77E11AED86BD22B9.png" xlink:type="simple" xlink:show="embed" xlink:actuate="onLoad" draw:mime-type="image/png">
            <text:p/>
          </draw:image>
        </draw:frame>
        <draw:frame draw:style-name="gr2" draw:text-style-name="P1" draw:layer="layout" svg:width="4.221cm" svg:height="4.225cm" svg:x="1.14cm" svg:y="3.36cm">
          <draw:image xlink:href="Pictures/10000001000001290000012991161394E39EE7E4.png" xlink:type="simple" xlink:show="embed" xlink:actuate="onLoad" draw:mime-type="image/png">
            <text:p/>
          </draw:image>
        </draw:frame>
        <draw:custom-shape draw:style-name="gr3" draw:text-style-name="P2" draw:layer="layout" svg:width="4.048cm" svg:height="4.187cm" svg:x="1.314cm" svg:y="3.39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358cm" svg:height="6.212cm" svg:x="20.873cm" svg:y="4.719cm">
          <draw:image xlink:href="Pictures/10000001000001870000017E2FF7A4EAB1935BB6.png" xlink:type="simple" xlink:show="embed" xlink:actuate="onLoad" draw:mime-type="image/png">
            <text:p/>
          </draw:image>
        </draw:frame>
        <draw:custom-shape draw:style-name="gr4" draw:text-style-name="P2" draw:layer="layout" svg:width="4.042cm" svg:height="4.064cm" svg:x="2.814cm" svg:y="3.3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36cm" svg:height="4.036cm" svg:x="5.537cm" svg:y="7.84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91cm" svg:height="1.349cm" svg:x="25.628cm" svg:y="9.3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9cm" svg:height="1.506cm" svg:x="22.596cm" svg:y="4.88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7.252cm" svg:height="1.071cm" svg:x="0.969cm" svg:y="1.912cm">
          <draw:image xlink:href="Pictures/10000001000004B70000004BA4A94700697BE587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16:37:43.333354746</meta:creation-date>
    <dc:date>2023-04-01T16:55:26.015335546</dc:date>
    <meta:editing-duration>PT7M30S</meta:editing-duration>
    <meta:editing-cycles>1</meta:editing-cycles>
    <meta:document-statistic meta:object-count="32"/>
    <meta:generator>LibreOffice/7.3.7.2$Linux_X86_64 LibreOffice_project/30$Build-2</meta:generator>
  </office:meta>
</office:document-meta>
</file>